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tyle="italic" officeooo:rsid="007a35ce" officeooo:paragraph-rsid="0004f8be" style:font-style-asian="italic" style:font-style-complex="italic"/>
    </style:style>
    <style:style style:name="P2" style:family="paragraph" style:parent-style-name="Standard">
      <style:paragraph-properties fo:text-align="center" style:justify-single-word="false"/>
      <style:text-properties fo:font-style="italic" officeooo:rsid="0061bc93" officeooo:paragraph-rsid="0004f8be" style:font-style-asian="italic" style:font-style-complex="italic"/>
    </style:style>
    <style:style style:name="P3" style:family="paragraph" style:parent-style-name="Standard">
      <style:paragraph-properties fo:text-align="center" style:justify-single-word="false"/>
      <style:text-properties fo:font-style="italic" officeooo:rsid="00663246" officeooo:paragraph-rsid="0004f8be" style:font-style-asian="italic" style:font-style-complex="italic"/>
    </style:style>
    <style:style style:name="P4" style:family="paragraph" style:parent-style-name="Standard">
      <style:paragraph-properties fo:text-align="center" style:justify-single-word="false"/>
      <style:text-properties fo:font-style="italic" officeooo:paragraph-rsid="0004f8be" style:font-style-asian="italic" style:font-style-complex="italic"/>
    </style:style>
    <style:style style:name="P5" style:family="paragraph" style:parent-style-name="Standard">
      <style:paragraph-properties fo:text-align="center" style:justify-single-word="false"/>
      <style:text-properties fo:font-style="italic" officeooo:rsid="0073128f" officeooo:paragraph-rsid="0004f8be" style:font-style-asian="italic" style:font-style-complex="italic"/>
    </style:style>
    <style:style style:name="P6" style:family="paragraph" style:parent-style-name="Standard">
      <style:paragraph-properties fo:text-align="center" style:justify-single-word="false"/>
      <style:text-properties fo:font-style="italic" fo:font-weight="bold" officeooo:rsid="0077230d" officeooo:paragraph-rsid="0004f8be"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color="#111111" fo:font-style="italic" officeooo:rsid="0077230d" officeooo:paragraph-rsid="0004f8be" style:font-style-asian="italic" style:font-style-complex="italic"/>
    </style:style>
    <style:style style:name="P8" style:family="paragraph" style:parent-style-name="Standard">
      <style:paragraph-properties fo:text-align="center" style:justify-single-word="false"/>
      <style:text-properties fo:color="#111111" fo:font-style="italic" officeooo:rsid="0064e44e" officeooo:paragraph-rsid="0004f8be" style:font-style-asian="italic" style:font-style-complex="italic"/>
    </style:style>
    <style:style style:name="P9" style:family="paragraph" style:parent-style-name="Standard">
      <style:paragraph-properties fo:text-align="center" style:justify-single-word="false"/>
      <style:text-properties fo:color="#000000" fo:font-style="italic" officeooo:rsid="006c3d61" officeooo:paragraph-rsid="0004f8be" style:font-style-asian="italic" style:font-style-complex="italic"/>
    </style:style>
    <style:style style:name="P10" style:family="paragraph" style:parent-style-name="Standard">
      <style:paragraph-properties fo:text-align="center" style:justify-single-word="false"/>
      <style:text-properties fo:color="#000000" fo:font-style="italic" fo:font-weight="bold" officeooo:rsid="007556fc" officeooo:paragraph-rsid="0004f8be" style:font-style-asian="italic" style:font-weight-asian="bold" style:font-style-complex="italic" style:font-weight-complex="bold"/>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officeooo:rsid="00731c67"/>
    </style:style>
    <style:style style:name="T3" style:family="text">
      <style:text-properties fo:color="#000000" officeooo:rsid="007b39bb"/>
    </style:style>
    <style:style style:name="T4" style:family="text">
      <style:text-properties fo:color="#000000" officeooo:rsid="0067f53d"/>
    </style:style>
    <style:style style:name="T5" style:family="text">
      <style:text-properties fo:color="#000000" officeooo:rsid="0069e4d2"/>
    </style:style>
    <style:style style:name="T6" style:family="text">
      <style:text-properties fo:color="#000000" officeooo:rsid="006d9ddc"/>
    </style:style>
    <style:style style:name="T7" style:family="text">
      <style:text-properties fo:color="#000000" officeooo:rsid="006f0afd"/>
    </style:style>
    <style:style style:name="T8" style:family="text">
      <style:text-properties fo:color="#000000" officeooo:rsid="0070296d"/>
    </style:style>
    <style:style style:name="T9" style:family="text">
      <style:text-properties fo:color="#000000" officeooo:rsid="00703fa6"/>
    </style:style>
    <style:style style:name="T10" style:family="text">
      <style:text-properties fo:color="#000000" officeooo:rsid="007204d4"/>
    </style:style>
    <style:style style:name="T11" style:family="text">
      <style:text-properties fo:color="#000000" officeooo:rsid="006c3d61"/>
    </style:style>
    <style:style style:name="T12" style:family="text">
      <style:text-properties fo:color="#000000" officeooo:rsid="0073128f"/>
    </style:style>
    <style:style style:name="T13" style:family="text">
      <style:text-properties fo:color="#000000" officeooo:rsid="007968b4"/>
    </style:style>
    <style:style style:name="T14" style:family="text">
      <style:text-properties fo:color="#111111"/>
    </style:style>
    <style:style style:name="T15" style:family="text">
      <style:text-properties fo:color="#111111" officeooo:rsid="0061f393"/>
    </style:style>
    <style:style style:name="T16" style:family="text">
      <style:text-properties fo:color="#111111" officeooo:rsid="0063a6d9"/>
    </style:style>
    <style:style style:name="T17" style:family="text">
      <style:text-properties fo:color="#111111" officeooo:rsid="0064e44e"/>
    </style:style>
    <style:style style:name="T18" style:family="text">
      <style:text-properties fo:color="#ff3333"/>
    </style:style>
    <style:style style:name="T19" style:family="text">
      <style:text-properties fo:color="#ff3333" officeooo:rsid="0067f53d"/>
    </style:style>
    <style:style style:name="T20" style:family="text">
      <style:text-properties fo:color="#6666ff" officeooo:rsid="0069e4d2"/>
    </style:style>
    <style:style style:name="T21" style:family="text">
      <style:text-properties officeooo:rsid="0074ad7e"/>
    </style:style>
    <style:style style:name="T22" style:family="text">
      <style:text-properties style:use-window-font-color="true" style:text-outline="false" style:text-line-through-style="none" style:text-position="0% 100%" style:font-name="Ubuntu"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4">Al llegar al trabajo, aparca su coche y se dirige hacia su puesto de trabajo. </text:span><text:span text:style-name="T15">Decir que Mike, en su trabajo no lleva ningún tipo de bastón no perro lazarillo, sino que lleva dos pulseras electrónicas, una en cada muñeca que son sus guías. Al entrar en el aparcamiento, el lector de martrícula reconoce su vehículo. El sistema de cámaras reconoce cuando baja del vehículo y comprueba si el ascensor para llevarlo a su planta está disponible. En caso afirmativo, activa el ascensor que se dirige al aparcamiento para llevar a Mike a su puesto de trabajo. En caso de esté ocupado, espera a que esté libre y en ese momento lo dirige hacia la planta del parking, no haciendo falta pulsar ningún boton para llamar al ascensor. </text:span></text:p>
      <text:p text:style-name="P7"/>
      <text:p text:style-name="P6"><text:span text:style-name="T14">TRABAJO DESDE ASCENSOR.</text:span></text:p>
      <text:p text:style-name="P2"><text:span text:style-name="T15">Como Mike ya lleva trabajando 4 años en la empresa, no es necesario que le de ninguna orden al ascensor, pues el "edificio" ya sabe cual es el puesto de trabajo de Mike y </text:span><text:span text:style-name="T16">el ascensor lo deja en su planta</text:span><text:span text:style-name="T15">. </text:span><text:span text:style-name="T16">Mike sale del ascensor y se dirige a su puesto de trabajo pasando a través de los numerosos pasillos que hay en su oficina, los mismos que nos podemos encontrar en cualquier otro edificio de oficinas. Y como es de esperar en todo edificio de oficinas, Mike no se encuntra solo en su lugar de trabajo ni mucho menos. Puesto que Mike no es único invidente que se encuentra trabajando en el edificio, en los pasillos existe una ligera iluminación para que todas aquellas personas que se encuentren en ese momento transitando por él, sepan que Mike se aproxima a ellos. Al mismo tiempo, la pulseras que nuestro compañero lleva, le avisan cuando se aproxima a sus compañeros de trabajo que se encuentran por el pasillo con una ligera vibración. Como Mike es muy cordial, ha decidido ajustar la vibración de sus muñequeras para que la vibración vaya en aumento a medida que se acerca a sus compañeros de trabajo, de modo que así puede saludarlos y </text:span><text:span text:style-name="T17">así </text:span><text:span text:style-name="T16">entablar conversación con ellos </text:span><text:span text:style-name="T17">si le apetece</text:span><text:span text:style-name="T16">. </text:span><text:span text:style-name="T17">Casualmente, hoy es lunes, el primer día de trabajo despues del finde semana y todos tienen algo que contarse, por lo que Mike se une al corrillo sin ningún problema. </text:span></text:p>
      <text:p text:style-name="P8">Tras unos 15 minutos de charla, es tiempo de dirigirse al puesto de trabajo. Mike continúa con su camino pero inesperadamente la pulsera que se encuentra en su muñeca derecha empieza a vibrar sin pausa. En este momento, Mike se da cuenta de que se ha dspistado y había reanudado su camino en una dirección equivocada, pero gracias al sistema de localizacíon que llevan las pulsera y al tracking de cámara que posee el edificio, el entorno inteligente enseguida se dió cuenta de que se estaba equivocando y se lo indica.</text:p>
      <text:p text:style-name="P3"><text:span text:style-name="T14">Una vez que llega a su puesto de trabajo, se encuentra su mesa perfectamente ordenada y se pone a trabajar inmediatamente. El hecho de que se encuentre la mesa ordenada es obra de Hooky01, un brazo robótico que por medio de </text:span><text:span text:style-name="T18">los tags RFID pasivos que van incorporados en los objetos y material de oficina que usa, </text:span><text:span text:style-name="T19">ordena la mesa de Mike cuando este deja su puesto de trabajo</text:span><text:span text:style-name="T18">.</text:span><text:span text:style-name="T1"> </text:span><text:span text:style-name="T4">Esto no significa que Mike sea una persona desordenada, Mike es un hombre muy ordenado, pues es plenamente consciente de su limintación y le gusta tener todas sus cosas en orden para evitar los inconvenietes que le pueden surgir al perderlas, pero como le ocurre a todo el mundo en algún momento, a veces deja algún material "extraviado" por su puesto de trabajo</text:span><text:span text:style-name="T5">. Y</text:span><text:span text:style-name="T4"> </text:span><text:span text:style-name="T5">aunque antes de dejar su puesto de trabajo trata de dejar tod perfectamente recogido, a veces hay útiles de los que se ha olvidado y que Hooky01 se encarga de colocar en su sitio. Hooky01 también se encarga, de darle a Mike un útil de trabajo en caso de que lo haya perdido y le haga falta, </text:span><text:span text:style-name="T20">o de decirle que le ha caído al suelo, para que lo pu</text:span><text:span text:style-name="T20"><office:annotation><dc:creator>Autor desconocido</dc:creator><dc:date>2014-04-19T18:53:45</dc:date><text:list text:style-name=""><text:list-item><text:p text:style-name="P11"><text:span text:style-name="T22">Aqui son posibleas varias posibilidades:</text:span></text:p></text:list-item><text:list-item><text:p text:style-name="P11"><text:span text:style-name="T22">- Un robot movil que le recoja el util, o que se ponga al lado del util de trabajo y que por medio de la emision de un sonido, Mike halle su posición.</text:span></text:p></text:list-item><text:list-item><text:p text:style-name="P11"><text:span text:style-name="T22">-Que el robot móvil recoja el ultis mediante un brazo y <text:s/>lo deje encima de la mesa, encargandose Hooky del resto, etc...</text:span></text:p></text:list-item></text:list></office:annotation></text:span><text:span text:style-name="T20">eda recoger.</text:span></text:p>
      <text:p text:style-name="P9">Y Hooky01 no se encuentra solo en su labor de recoger objetos, aunque Hooky solo se encarga de la mesa de Mike, mientras que Picker01 y Cuadricopter01 se encargan de todos los trabajadores incluído nuestro compañero. Picker01 y Cuadricopter01 se encargan de recoger aquellos objetos que los trabajadores se olvidan en los puestos de trabajo de los compañeros, como es el caso de Cuadricopter01, o aquellas cos<text:span text:style-name="T21">a</text:span>s que se les han caído al suelo, para lo que está Picker01. <text:span text:style-name="T21">En el caso de que haya objetos en el suelo, la tarea es colaborativa. El entorno de trabajo, elabora un plan para determinar cuál es la "ruta" a seguir para recoger el material, ello indica que ambos se dirigen al <text:s/>mismo puesto de trabajo, y que tiene prioridad </text:span>Picker01, <text:span text:style-name="T21">pues éste recoge los abjetos que se encuentren en el suelo y los deposita en una plataforma que tiene para que </text:span>Cuadricopter01 <text:soft-page-break/><text:span text:style-name="T21">los recoja de la plataforma y los deposite sobre el puesto de trabajo que corresponde, que generealmente será en aquel en el que se ha encontrado en el suelo. Una vez recogido ésto, </text:span>Cuadricopter01 <text:span text:style-name="T21">se encarga de recoger el material y útiles que se encuentran por encima de la mesa, mientras que Picker01 recogerá los objetos más grandes que haya en el suelo y que no dispongan de tag alguno, de modo que se interpretarán como basura</text:span>.</text:p>
      <text:p text:style-name="P9">Aunque esto podría parecer que fomenta la falta de implicación en el orden del material de los trabajadores, ésto no es así, pues como se ha dicho, cada elemento tiene consigo un identificador para saber a que trabajador pertenece, de modo que al final de la semana todo el mundo sabe quien ha sido el trabajador más despistado esa semana.</text:p>
      <text:p text:style-name="P9"/>
      <text:p text:style-name="P10">HOGAR.</text:p>
      <text:p text:style-name="P4"><text:span text:style-name="T6">Y mientras nuestros amigos rob</text:span><text:span text:style-name="T7">ó</text:span><text:span text:style-name="T6">oticos ayudan a Mike a llevar un</text:span><text:span text:style-name="T7">a</text:span><text:span text:style-name="T6"> los más independiente posible </text:span><text:span text:style-name="T7">en el trabajo y le ayudan a evitar problemas, en su casa no podría ser menos. Cuando su hogar, también un hogar inteligente, detecta que Mike se ha ido, se pone manos a la obra para ponerse impecable. </text:span><text:span text:style-name="T8">Es aquí donde aparecen Pickhook y Cuadricopter02. Uno al igual que en la oficina, se encarga de recoger lo que esté por encima del nivel del suelo, y fuera del alcance de Pickhook, mientras que Pickhook se ecarga de recoger </text:span><text:span text:style-name="T9">aquello que esté a nivel del suelo. Como en mucho casos, parte de los objetos que quedan en el suelo por la casa, son ropa o papeles que a los cuáles no les es posible </text:span><text:span text:style-name="T10">asginar ningún tag, el encargado de la identificación y reconocimiento de objetos será el sistema de cámaras que se encuentren en la casa. Con la diferencia de entorno que supone una oficina a la que supone una casa convencional o adaptada, surgen las diferencias de </text:span><text:span text:style-name="T11">Picker01 </text:span><text:span text:style-name="T10">y </text:span><text:span text:style-name="T8">Pickhook. </text:span><text:span text:style-name="T10">Dado que en una </text:span><text:span text:style-name="T12">casa existe un mayor número de posibilidades de interacción con objetos no tageados y hay un mayor número de posibilidades de que existan "zonas oscuras" en las cuales el entorno no pueda obtener información de ellas, como puede ser debajo de una cama o debajo de una mesa con mantel, <text:s text:c="3"/>Pickhook lleva incorporados sensores que le permiten analizar el entorno sin necesidad de hacer uso del entorno. Pero esto sensores sólo serían activados en caso de que el entorno se diese cuenta de su incapacidad para tomar información de determinadas zonas.</text:span></text:p>
      <text:p text:style-name="P5"><text:span text:style-name="T1">Pero este no sería el único robot que realizaría una encomiable labor en el hogar, </text:span><text:span text:style-name="T2">también esta Robustbot, este es el encargado de las tareas más pesadas, como puede ser el movimiento de objetos. Se emplea para mantener el mobilirío de casa en su sitio, de modo que asi Mike </text:span><text:span text:style-name="T13">se pueda mover</text:span><text:span text:style-name="T2"> sin ningún problema por su casa </text:span><text:span text:style-name="T13">y sin miedo a tropezarse con algo que no esté en su debido sitio</text:span><text:span text:style-name="T2">.</text:span></text:p>
      <text:p text:style-name="P1"><text:span text:style-name="T2">C</text:span><text:span text:style-name="T1">omo la casa en la que vive Mike era una casa tradicional, no adaptada para personas con algún tipo de discapacidad, se han tenido que realizar algunos cambios </text:span><text:span text:style-name="T3">para adaptarla. Se han colocado actuadores en las puertas, los enchufes convencionales han sido sustituidos por enchufes inteligentes y se ha instalado un sistema de cámaras en el interior de las estacias de la casa para detectar movimientos y objeto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2:37:48.387041737</meta:creation-date>
    <meta:generator>LibreOffice/4.1.3.2$Linux_X86_64 LibreOffice_project/410m0$Build-2</meta:generator>
    <dc:date>2014-05-04T12:38:40.697791940</dc:date>
    <meta:editing-duration>P0D</meta:editing-duration>
    <meta:editing-cycles>1</meta:editing-cycles>
    <meta:document-statistic meta:table-count="0" meta:image-count="0" meta:object-count="0" meta:page-count="2" meta:paragraph-count="11" meta:word-count="1373" meta:character-count="7713" meta:non-whitespace-character-count="6345"/>
  </office:meta>
</office:document-meta>
</file>